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2" style:family="table-cell" style:parent-style-name="Default">
      <style:table-cell-properties style:text-align-source="fix" style:repeat-content="false" fo:background-color="transparent" fo:wrap-option="wrap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 style:vertical-align="top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73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6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74" style:family="table-cell" style:parent-style-name="Default">
      <style:table-cell-properties fo:wrap-option="wrap" fo:padding="0.071cm" style:vertical-align="top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4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53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1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column table:style-name="co23" table:number-columns-repeated="9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71" office:value-type="string" calcext:value-type="string" table:number-columns-spanned="4" table:number-rows-spanned="1">
              <text:p>Farnell / Element14</text:p>
            </table:table-cell>
            <table:covered-table-cell table:style-name="ce171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8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8"/>
            <table:table-cell table:style-name="ce171" office:value-type="string" calcext:value-type="string" table:number-columns-spanned="4" table:number-rows-spanned="1">
              <text:p>RS Components</text:p>
            </table:table-cell>
            <table:covered-table-cell table:style-name="ce171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8"/>
            <table:table-cell table:style-name="ce103"/>
            <table:table-cell table:style-name="ce109"/>
            <table:table-cell table:style-name="ce24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6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2" table:formula="of:=ROW()-2" office:value-type="float" office:value="1" calcext:value-type="float">
            <text:p>1</text:p>
          </table:table-cell>
          <table:table-cell table:style-name="ce84" office:value-type="float" office:value="19" calcext:value-type="float">
            <text:p>19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C1, C2, C4, C5, C6, C7, C9, C10, C14, C16, C21, C22, C26, C27, C28, C29, C32, C33, C34 </text:p>
          </table:table-cell>
          <table:table-cell table:style-name="ce14" office:value-type="string" calcext:value-type="string">
            <text:p>2522597</text:p>
          </table:table-cell>
          <table:table-cell table:style-name="ce14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264-4630</text:p>
          </table:table-cell>
          <table:table-cell table:style-name="ce14" office:value-type="string" calcext:value-type="string">
            <text:p>C0603C104K4RACTU</text:p>
          </table:table-cell>
          <table:table-cell table:style-name="ce71" office:value-type="float" office:value="0.035" calcext:value-type="float">
            <text:p>0,035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19" calcext:value-type="float">
            <text:p>19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2" table:formula="of:=IF([.B3]&lt;&gt;&quot;&quot;;MIN([.H3];[.K3];[.N3];[.R3];[.U3]);&quot;&quot;)" office:value-type="currency" office:currency="EUR" office:value="0.035" calcext:value-type="currency">
            <text:p>0,035 €</text:p>
          </table:table-cell>
          <table:table-cell table:style-name="ce116" table:formula="of:=[.B3]" office:value-type="float" office:value="19" calcext:value-type="float">
            <text:p>19</text:p>
          </table:table-cell>
          <table:table-cell table:style-name="ce133" table:formula="of:=[.Z3]*[.AA3]" office:value-type="float" office:value="0.665" calcext:value-type="float">
            <text:p>0,665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1u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11, C13, C15, C23, C24, C25, C30, C31 </text:p>
          </table:table-cell>
          <table:table-cell table:style-name="ce18" office:value-type="string" calcext:value-type="string">
            <text:p>2495193</text:p>
          </table:table-cell>
          <table:table-cell table:style-name="ce25" office:value-type="string" calcext:value-type="string">
            <text:p>885012207078 </text:p>
          </table:table-cell>
          <table:table-cell table:style-name="ce46" office:value-type="float" office:value="0.139" calcext:value-type="float">
            <text:p>0,13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1066-1-ND 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963-TMK212B7105KG-T</text:p>
          </table:table-cell>
          <table:table-cell table:style-name="ce72" office:value-type="float" office:value="0.05" calcext:value-type="float">
            <text:p>0,05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378-665</text:p>
          </table:table-cell>
          <table:table-cell table:style-name="ce15" office:value-type="string" calcext:value-type="string">
            <text:p>08052R104K8BB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VJ0805Y105KXXTW1BC</text:p>
          </table:table-cell>
          <table:table-cell table:style-name="ce46" office:value-type="float" office:value="0.01444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8" calcext:value-type="float">
            <text:p>8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1444" calcext:value-type="currency">
            <text:p>0,014 €</text:p>
          </table:table-cell>
          <table:table-cell table:style-name="ce116" table:formula="of:=[.B4]" office:value-type="float" office:value="8" calcext:value-type="float">
            <text:p>8</text:p>
          </table:table-cell>
          <table:table-cell table:style-name="ce133" table:formula="of:=[.Z4]*[.AA4]" office:value-type="float" office:value="0.11552" calcext:value-type="float">
            <text:p>0,116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17</text:p>
          </table:table-cell>
          <table:table-cell table:style-name="ce14" office:value-type="string" calcext:value-type="string">
            <text:p>2320935</text:p>
          </table:table-cell>
          <table:table-cell table:style-name="ce14" office:value-type="string" calcext:value-type="string">
            <text:p>MC1210X226K250CT </text:p>
          </table:table-cell>
          <table:table-cell table:style-name="ce45" office:value-type="float" office:value="1.49" calcext:value-type="float">
            <text:p>1,4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276-3373-1-ND 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121KKX7R8BB226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82</text:p>
          </table:table-cell>
          <table:table-cell table:style-name="ce14" office:value-type="string" calcext:value-type="string">
            <text:p>CL32A226KAJNNNE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L32A226KAJNNNE</text:p>
          </table:table-cell>
          <table:table-cell table:style-name="ce45" office:value-type="float" office:value="0.15801" calcext:value-type="float">
            <text:p>0,158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15801" calcext:value-type="currency">
            <text:p>0,158 €</text:p>
          </table:table-cell>
          <table:table-cell table:style-name="ce116" table:formula="of:=[.B5]" office:value-type="float" office:value="1" calcext:value-type="float">
            <text:p>1</text:p>
          </table:table-cell>
          <table:table-cell table:style-name="ce133" table:formula="of:=[.Z5]*[.AA5]" office:value-type="float" office:value="0.15801" calcext:value-type="float">
            <text:p>0,158</text:p>
          </table:table-cell>
          <table:table-cell table:number-columns-repeated="996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2, C10</text:p>
          </table:table-cell>
          <table:table-cell table:style-name="ce18" office:value-type="string" calcext:value-type="string">
            <text:p>2627426</text:p>
          </table:table-cell>
          <table:table-cell table:style-name="ce25" office:value-type="string" calcext:value-type="string">
            <text:p>MC0603B102K250CT</text:p>
          </table:table-cell>
          <table:table-cell table:style-name="ce46" office:value-type="float" office:value="0.009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018-1-ND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603C102J5RAC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135-6565</text:p>
          </table:table-cell>
          <table:table-cell table:style-name="ce15" office:value-type="string" calcext:value-type="string">
            <text:p>06031C102KAZ2A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VJ0603Y102KXACW1BC</text:p>
          </table:table-cell>
          <table:table-cell table:style-name="ce46" office:value-type="float" office:value="0.00976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Farnell" calcext:value-type="string">
            <text:p>Farnell</text:p>
          </table:table-cell>
          <table:table-cell table:style-name="ce122" table:formula="of:=IF([.B6]&lt;&gt;&quot;&quot;;MIN([.H6];[.K6];[.N6];[.R6];[.U6]);&quot;&quot;)" office:value-type="currency" office:currency="EUR" office:value="0.009" calcext:value-type="currency">
            <text:p>0,009 €</text:p>
          </table:table-cell>
          <table:table-cell table:style-name="ce116" table:formula="of:=[.B6]" office:value-type="float" office:value="2" calcext:value-type="float">
            <text:p>2</text:p>
          </table:table-cell>
          <table:table-cell table:style-name="ce133" table:formula="of:=[.Z6]*[.AA6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3, C8, C18, C35 </text:p>
          </table:table-cell>
          <table:table-cell table:style-name="ce14" office:value-type="string" calcext:value-type="string">
            <text:p>3013485</text:p>
          </table:table-cell>
          <table:table-cell table:style-name="ce14" office:value-type="string" calcext:value-type="string">
            <text:p>CL21B106KOQNNNE </text:p>
          </table:table-cell>
          <table:table-cell table:style-name="ce45" office:value-type="float" office:value="0.262" calcext:value-type="float">
            <text:p>0,2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2872-1-ND</text:p>
          </table:table-cell>
          <table:table-cell table:style-name="ce71" office:value-type="float" office:value="0.207" calcext:value-type="float">
            <text:p>0,20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4J1X7S1C106KA</text:p>
          </table:table-cell>
          <table:table-cell table:style-name="ce71" office:value-type="float" office:value="0.144" calcext:value-type="float">
            <text:p>0,1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4-3969</text:p>
          </table:table-cell>
          <table:table-cell table:style-name="ce14" office:value-type="string" calcext:value-type="string">
            <text:p>EMK212BB7106MG-T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A106KOQNNNG</text:p>
          </table:table-cell>
          <table:table-cell table:style-name="ce45" office:value-type="float" office:value="0.0343" calcext:value-type="float">
            <text:p>0,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4" calcext:value-type="float">
            <text:p>4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343" calcext:value-type="currency">
            <text:p>0,034 €</text:p>
          </table:table-cell>
          <table:table-cell table:style-name="ce116" table:formula="of:=[.B7]" office:value-type="float" office:value="4" calcext:value-type="float">
            <text:p>4</text:p>
          </table:table-cell>
          <table:table-cell table:style-name="ce133" table:formula="of:=[.Z7]*[.AA7]" office:value-type="float" office:value="0.1372" calcext:value-type="float">
            <text:p>0,137</text:p>
          </table:table-cell>
          <table:table-cell table:number-columns-repeated="996"/>
        </table:table-row>
        <table:table-row table:style-name="ro4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BAV199,235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D1, D4, D13, D20 </text:p>
          </table:table-cell>
          <table:table-cell table:style-name="ce18" office:value-type="string" calcext:value-type="string">
            <text:p>2319137</text:p>
          </table:table-cell>
          <table:table-cell table:style-name="ce25" office:value-type="string" calcext:value-type="string">
            <text:p>BAV199,215 </text:p>
          </table:table-cell>
          <table:table-cell table:style-name="ce46" office:value-type="float" office:value="0.185" calcext:value-type="float">
            <text:p>0,18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6382-1-ND</text:p>
          </table:table-cell>
          <table:table-cell table:style-name="ce72" office:value-type="float" office:value="0.145" calcext:value-type="float">
            <text:p>0,14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BAV199235</text:p>
          </table:table-cell>
          <table:table-cell table:style-name="ce72" office:value-type="float" office:value="0.146" calcext:value-type="float">
            <text:p>0,14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751-3437</text:p>
          </table:table-cell>
          <table:table-cell table:style-name="ce15" office:value-type="string" calcext:value-type="string">
            <text:p>BAV199DW-7-F</text:p>
          </table:table-cell>
          <table:table-cell table:style-name="ce72" office:value-type="float" office:value="0.232" calcext:value-type="float">
            <text:p>0,232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BAV199.215</text:p>
          </table:table-cell>
          <table:table-cell table:style-name="ce46" office:value-type="float" office:value="0.035" calcext:value-type="float">
            <text:p>0,035</text:p>
          </table:table-cell>
          <table:table-cell table:style-name="ce79" office:value-type="float" office:value="20" calcext:value-type="float">
            <text:p>20</text:p>
          </table:table-cell>
          <table:table-cell table:style-name="ce105"/>
          <table:table-cell table:style-name="ce79" table:formula="of:=IF([.W8]&lt;&gt;&quot;&quot;;&quot;&quot;;[.B8])" office:value-type="float" office:value="4" calcext:value-type="float">
            <text:p>4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35" calcext:value-type="currency">
            <text:p>0,035 €</text:p>
          </table:table-cell>
          <table:table-cell table:style-name="ce116" table:formula="of:=[.B8]" office:value-type="float" office:value="4" calcext:value-type="float">
            <text:p>4</text:p>
          </table:table-cell>
          <table:table-cell table:style-name="ce133" table:formula="of:=[.Z8]*[.AA8]" office:value-type="float" office:value="0.14" calcext:value-type="float">
            <text:p>0,140</text:p>
          </table:table-cell>
          <table:table-cell table:number-columns-repeated="996"/>
        </table:table-row>
        <table:table-row table:style-name="ro2">
          <table:table-cell table:style-name="ce3" table:formula="of:=[.A8]+1" office:value-type="float" office:value="7" calcext:value-type="float">
            <text:p>7</text:p>
          </table:table-cell>
          <table:table-cell table:style-name="ce84" office:value-type="float" office:value="16" calcext:value-type="float">
            <text:p>16</text:p>
          </table:table-cell>
          <table:table-cell table:style-name="ce14" office:value-type="string" calcext:value-type="string">
            <text:p>SA2M-E3/61T</text:p>
          </table:table-cell>
          <table:table-cell table:style-name="ce24" office:value-type="string" calcext:value-type="string">
            <text:p>SMA</text:p>
          </table:table-cell>
          <table:table-cell table:style-name="ce167" office:value-type="string" calcext:value-type="string">
            <text:p>D2, D3, D5, D6, D7, D8, D9, D10, D11, D12, D14, D15, D16, D17, D18, D19 </text:p>
          </table:table-cell>
          <table:table-cell table:style-name="ce14" office:value-type="string" calcext:value-type="string">
            <text:p>2335163 </text:p>
          </table:table-cell>
          <table:table-cell table:style-name="ce14" office:value-type="string" calcext:value-type="string">
            <text:p>SA2M-E3/61T </text:p>
          </table:table-cell>
          <table:table-cell table:style-name="ce45" office:value-type="float" office:value="0.261" calcext:value-type="float">
            <text:p>0,26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SA2M-E3/IGICT-ND</text:p>
          </table:table-cell>
          <table:table-cell table:style-name="ce71" office:value-type="float" office:value="0.223" calcext:value-type="float">
            <text:p>0,22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8-CSA2M-E3/H</text:p>
          </table:table-cell>
          <table:table-cell table:style-name="ce71" office:value-type="float" office:value="0.202" calcext:value-type="float">
            <text:p>0,20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12-9275</text:p>
          </table:table-cell>
          <table:table-cell table:style-name="ce14" office:value-type="string" calcext:value-type="string">
            <text:p>SA2M-E3/5AT</text:p>
          </table:table-cell>
          <table:table-cell table:style-name="ce71" office:value-type="float" office:value="0.116" calcext:value-type="float">
            <text:p>0,116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SA2M-E3/61T</text:p>
          </table:table-cell>
          <table:table-cell table:style-name="ce45" office:value-type="float" office:value="0.0496" calcext:value-type="float">
            <text:p>0,050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9]&lt;&gt;&quot;&quot;;&quot;&quot;;[.B9])" office:value-type="float" office:value="16" calcext:value-type="float">
            <text:p>16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496" calcext:value-type="currency">
            <text:p>0,050 €</text:p>
          </table:table-cell>
          <table:table-cell table:style-name="ce116" table:formula="of:=[.B9]" office:value-type="float" office:value="16" calcext:value-type="float">
            <text:p>16</text:p>
          </table:table-cell>
          <table:table-cell table:style-name="ce133" table:formula="of:=[.Z9]*[.AA9]" office:value-type="float" office:value="0.7936" calcext:value-type="float">
            <text:p>0,794</text:p>
          </table:table-cell>
          <table:table-cell table:number-columns-repeated="996"/>
        </table:table-row>
        <table:table-row table:style-name="ro5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005-60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F1, F2</text:p>
          </table:table-cell>
          <table:table-cell table:style-name="ce18" office:value-type="string" calcext:value-type="string">
            <text:p>3103210</text:p>
          </table:table-cell>
          <table:table-cell table:style-name="ce25" office:value-type="string" calcext:value-type="string">
            <text:p>1206L005/60WR</text:p>
          </table:table-cell>
          <table:table-cell table:style-name="ce46" office:value-type="float" office:value="0.771" calcext:value-type="float">
            <text:p>0,77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8129CT-ND</text:p>
          </table:table-cell>
          <table:table-cell table:style-name="ce72" office:value-type="float" office:value="0.46" calcext:value-type="float">
            <text:p>0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6-1206L005/60WR</text:p>
          </table:table-cell>
          <table:table-cell table:style-name="ce72" office:value-type="float" office:value="0.44" calcext:value-type="float">
            <text:p>0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SN005-60</text:p>
          </table:table-cell>
          <table:table-cell table:style-name="ce46" office:value-type="float" office:value="0.075" calcext:value-type="float">
            <text:p>0,07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0]&lt;&gt;&quot;&quot;;&quot;&quot;;[.B10])" office:value-type="float" office:value="1" calcext:value-type="float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75" calcext:value-type="currency">
            <text:p>0,075 €</text:p>
          </table:table-cell>
          <table:table-cell table:style-name="ce116" table:formula="of:=[.B10]" office:value-type="float" office:value="1" calcext:value-type="float">
            <text:p>1</text:p>
          </table:table-cell>
          <table:table-cell table:style-name="ce133" table:formula="of:=[.Z10]*[.AA10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4">
          <table:table-cell table:style-name="ce3" table:formula="of:=[.A10]+1" office:value-type="float" office:value="9" calcext:value-type="float">
            <text:p>9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</text:p>
          </table:table-cell>
          <table:table-cell table:style-name="ce167" office:value-type="string" calcext:value-type="string">
            <text:p>F3, F4, F5, F6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1]" office:value-type="float" office:value="4" calcext:value-type="float">
            <text:p>4</text:p>
          </table:table-cell>
          <table:table-cell table:style-name="ce78" table:formula="of:=IF([.W11]&lt;&gt;&quot;&quot;;&quot;&quot;;[.B11])">
            <text:p/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228" calcext:value-type="currency">
            <text:p>0,228 €</text:p>
          </table:table-cell>
          <table:table-cell table:style-name="ce116" table:formula="of:=[.B11]" office:value-type="float" office:value="4" calcext:value-type="float">
            <text:p>4</text:p>
          </table:table-cell>
          <table:table-cell table:style-name="ce133" table:formula="of:=[.Z11]*[.AA11]" office:value-type="float" office:value="0.912" calcext:value-type="float">
            <text:p>0,912</text:p>
          </table:table-cell>
          <table:table-cell table:number-columns-repeated="996"/>
        </table:table-row>
        <table:table-row table:style-name="ro5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CP6004T-I/ST</text:p>
          </table:table-cell>
          <table:table-cell table:style-name="ce25" office:value-type="string" calcext:value-type="string">
            <text:p>TSSOP-14</text:p>
          </table:table-cell>
          <table:table-cell table:style-name="ce18" office:value-type="string" calcext:value-type="string">
            <text:p>IC1, IC4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79-MCP6004T-I/ST</text:p>
          </table:table-cell>
          <table:table-cell table:style-name="ce72" office:value-type="float" office:value="0.373" calcext:value-type="float">
            <text:p>0,373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2" table:formula="of:=IF([.B12]&lt;&gt;&quot;&quot;;MIN([.H12];[.K12];[.N12];[.R12];[.U12]);&quot;&quot;)" office:value-type="currency" office:currency="EUR" office:value="0.373" calcext:value-type="currency">
            <text:p>0,373 €</text:p>
          </table:table-cell>
          <table:table-cell table:style-name="ce116" table:formula="of:=[.B12]" office:value-type="float" office:value="2" calcext:value-type="float">
            <text:p>2</text:p>
          </table:table-cell>
          <table:table-cell table:style-name="ce133" table:formula="of:=[.Z12]*[.AA12]" office:value-type="float" office:value="0.746" calcext:value-type="float">
            <text:p>0,746</text:p>
          </table:table-cell>
          <table:table-cell table:number-columns-repeated="996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ADS131E04IPAGR</text:p>
          </table:table-cell>
          <table:table-cell table:style-name="ce24" office:value-type="string" calcext:value-type="string">
            <text:p>TQFP-64</text:p>
          </table:table-cell>
          <table:table-cell table:style-name="ce167" office:value-type="string" calcext:value-type="string">
            <text:p>IC11</text:p>
          </table:table-cell>
          <table:table-cell table:style-name="ce14" office:value-type="string" calcext:value-type="string">
            <text:p>3123346</text:p>
          </table:table-cell>
          <table:table-cell table:style-name="ce14" office:value-type="string" calcext:value-type="string">
            <text:p>ADS131E04IPAG</text:p>
          </table:table-cell>
          <table:table-cell table:style-name="ce45" office:value-type="float" office:value="13.45" calcext:value-type="float">
            <text:p>13,4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4885-1-ND</text:p>
          </table:table-cell>
          <table:table-cell table:style-name="ce71" office:value-type="float" office:value="7.56" calcext:value-type="float">
            <text:p>7,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131E04IPAGR</text:p>
          </table:table-cell>
          <table:table-cell table:style-name="ce71" office:value-type="float" office:value="8.43" calcext:value-type="float">
            <text:p>8,4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7-5705</text:p>
          </table:table-cell>
          <table:table-cell table:style-name="ce14" office:value-type="string" calcext:value-type="string">
            <text:p>ADS131E04IPAG</text:p>
          </table:table-cell>
          <table:table-cell table:style-name="ce71" office:value-type="float" office:value="6.05" calcext:value-type="float">
            <text:p>6,0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2" table:formula="of:=IF([.B13]&lt;&gt;&quot;&quot;;MIN([.H13];[.K13];[.N13];[.R13];[.U13]);&quot;&quot;)" office:value-type="currency" office:currency="EUR" office:value="6.05" calcext:value-type="currency">
            <text:p>6,050 €</text:p>
          </table:table-cell>
          <table:table-cell table:style-name="ce116" table:formula="of:=[.B13]" office:value-type="float" office:value="1" calcext:value-type="float">
            <text:p>1</text:p>
          </table:table-cell>
          <table:table-cell table:style-name="ce133" table:formula="of:=[.Z13]*[.AA13]" office:value-type="float" office:value="6.05" calcext:value-type="float">
            <text:p>6,050</text:p>
          </table:table-cell>
          <table:table-cell table:number-columns-repeated="996"/>
        </table:table-row>
        <table:table-row table:style-name="ro5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71725DCKR</text:p>
          </table:table-cell>
          <table:table-cell table:style-name="ce25" office:value-type="string" calcext:value-type="string">
            <text:p>SC70-5</text:p>
          </table:table-cell>
          <table:table-cell table:style-name="ce18" office:value-type="string" calcext:value-type="string">
            <text:p>IC12</text:p>
          </table:table-cell>
          <table:table-cell table:style-name="ce18" office:value-type="string" calcext:value-type="string">
            <text:p>2348004</text:p>
          </table:table-cell>
          <table:table-cell table:style-name="ce25" office:value-type="string" calcext:value-type="string">
            <text:p>TPS71725DCKR . </text:p>
          </table:table-cell>
          <table:table-cell table:style-name="ce46" office:value-type="float" office:value="0.982" calcext:value-type="float">
            <text:p>0,982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21525-1-ND</text:p>
          </table:table-cell>
          <table:table-cell table:style-name="ce72" office:value-type="float" office:value="0.89" calcext:value-type="float">
            <text:p>0,8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PS71725DCKR</text:p>
          </table:table-cell>
          <table:table-cell table:style-name="ce72" office:value-type="float" office:value="0.889" calcext:value-type="float">
            <text:p>0,889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Mouser" calcext:value-type="string">
            <text:p>Mouser</text:p>
          </table:table-cell>
          <table:table-cell table:style-name="ce122" table:formula="of:=IF([.B14]&lt;&gt;&quot;&quot;;MIN([.H14];[.K14];[.N14];[.R14];[.U14]);&quot;&quot;)" office:value-type="currency" office:currency="EUR" office:value="0.889" calcext:value-type="currency">
            <text:p>0,889 €</text:p>
          </table:table-cell>
          <table:table-cell table:style-name="ce116" table:formula="of:=[.B14]" office:value-type="float" office:value="1" calcext:value-type="float">
            <text:p>1</text:p>
          </table:table-cell>
          <table:table-cell table:style-name="ce133" table:formula="of:=[.Z14]*[.AA14]" office:value-type="float" office:value="0.889" calcext:value-type="float">
            <text:p>0,889</text:p>
          </table:table-cell>
          <table:table-cell table:number-columns-repeated="996"/>
        </table:table-row>
        <table:table-row table:style-name="ro5">
          <table:table-cell table:style-name="ce3" table:formula="of:=[.A14]+1" office:value-type="float" office:value="13" calcext:value-type="float">
            <text:p>1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TPS72325DBVR</text:p>
          </table:table-cell>
          <table:table-cell table:style-name="ce24" office:value-type="string" calcext:value-type="string">
            <text:p>SOT-23-5</text:p>
          </table:table-cell>
          <table:table-cell table:style-name="ce167" office:value-type="string" calcext:value-type="string">
            <text:p>IC13</text:p>
          </table:table-cell>
          <table:table-cell table:style-name="ce14" office:value-type="string" calcext:value-type="string">
            <text:p>3007843 </text:p>
          </table:table-cell>
          <table:table-cell table:style-name="ce14" office:value-type="string" calcext:value-type="string">
            <text:p>TPS72325DBVR </text:p>
          </table:table-cell>
          <table:table-cell table:style-name="ce45" office:value-type="float" office:value="2.69" calcext:value-type="float">
            <text:p>2,6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9479-1-ND </text:p>
          </table:table-cell>
          <table:table-cell table:style-name="ce71" office:value-type="float" office:value="2.3" calcext:value-type="float">
            <text:p>2,3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72325DBVR</text:p>
          </table:table-cell>
          <table:table-cell table:style-name="ce71" office:value-type="float" office:value="2.31" calcext:value-type="float">
            <text:p>2,3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5]&lt;&gt;&quot;&quot;;&quot;&quot;;[.B15])" office:value-type="float" office:value="1" calcext:value-type="float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2" table:formula="of:=IF([.B15]&lt;&gt;&quot;&quot;;MIN([.H15];[.K15];[.N15];[.R15];[.U15]);&quot;&quot;)" office:value-type="currency" office:currency="EUR" office:value="2.3" calcext:value-type="currency">
            <text:p>2,300 €</text:p>
          </table:table-cell>
          <table:table-cell table:style-name="ce116" table:formula="of:=[.B15]" office:value-type="float" office:value="1" calcext:value-type="float">
            <text:p>1</text:p>
          </table:table-cell>
          <table:table-cell table:style-name="ce133" table:formula="of:=[.Z15]*[.AA15]" office:value-type="float" office:value="2.3" calcext:value-type="float">
            <text:p>2,300</text:p>
          </table:table-cell>
          <table:table-cell table:number-columns-repeated="996"/>
        </table:table-row>
        <table:table-row table:style-name="ro5">
          <table:table-cell table:style-name="ce3" table:formula="of:=[.A15]+1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DG212BDY-T1-E3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2, IC5, IC7, IC9 </text:p>
          </table:table-cell>
          <table:table-cell table:style-name="ce18" office:value-type="string" calcext:value-type="string">
            <text:p>1469429 </text:p>
          </table:table-cell>
          <table:table-cell table:style-name="ce25" office:value-type="string" calcext:value-type="string">
            <text:p>DG212BDY-T1-E3 </text:p>
          </table:table-cell>
          <table:table-cell table:style-name="ce46" office:value-type="float" office:value="1.82" calcext:value-type="float">
            <text:p>1,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212BDY-T1-E3CT-ND </text:p>
          </table:table-cell>
          <table:table-cell table:style-name="ce72" office:value-type="float" office:value="1.55" calcext:value-type="float">
            <text:p>1,5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DG212BDY-T1-E3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710-4780</text:p>
          </table:table-cell>
          <table:table-cell table:style-name="ce15" office:value-type="string" calcext:value-type="string">
            <text:p>DG212BDY-T1-E3</text:p>
          </table:table-cell>
          <table:table-cell table:style-name="ce72" office:value-type="float" office:value="1.63" calcext:value-type="float">
            <text:p>1,630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6]&lt;&gt;&quot;&quot;;&quot;&quot;;[.B16])" office:value-type="float" office:value="4" calcext:value-type="float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122" table:formula="of:=IF([.B16]&lt;&gt;&quot;&quot;;MIN([.H16];[.K16];[.N16];[.R16];[.U16]);&quot;&quot;)" office:value-type="currency" office:currency="EUR" office:value="1.47" calcext:value-type="currency">
            <text:p>1,470 €</text:p>
          </table:table-cell>
          <table:table-cell table:style-name="ce116" table:formula="of:=[.B16]" office:value-type="float" office:value="4" calcext:value-type="float">
            <text:p>4</text:p>
          </table:table-cell>
          <table:table-cell table:style-name="ce133" table:formula="of:=[.Z16]*[.AA16]" office:value-type="float" office:value="5.88" calcext:value-type="float">
            <text:p>5,880</text:p>
          </table:table-cell>
          <table:table-cell table:number-columns-repeated="996"/>
        </table:table-row>
        <table:table-row table:style-name="ro5">
          <table:table-cell table:style-name="ce3" table:formula="of:=[.A16]+1" office:value-type="float" office:value="15" calcext:value-type="float">
            <text:p>1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24" office:value-type="string" calcext:value-type="string">
            <text:p>SOIC-18</text:p>
          </table:table-cell>
          <table:table-cell table:style-name="ce167" office:value-type="string" calcext:value-type="string">
            <text:p>IC3</text:p>
          </table:table-cell>
          <table:table-cell table:style-name="ce14" office:value-type="string" calcext:value-type="string">
            <text:p>3125103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1.12" calcext:value-type="float">
            <text:p>1,1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5777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ULN2803ADWR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6-6311</text:p>
          </table:table-cell>
          <table:table-cell table:style-name="ce14" office:value-type="string" calcext:value-type="string">
            <text:p>ULN2803ADW</text:p>
          </table:table-cell>
          <table:table-cell table:style-name="ce71" office:value-type="float" office:value="1.336" calcext:value-type="float">
            <text:p>1,336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0.8656" calcext:value-type="float">
            <text:p>0,866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8656" calcext:value-type="currency">
            <text:p>0,866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0.8656" calcext:value-type="float">
            <text:p>0,866</text:p>
          </table:table-cell>
          <table:table-cell table:number-columns-repeated="996"/>
        </table:table-row>
        <table:table-row table:style-name="ro5">
          <table:table-cell table:style-name="ce3" table:formula="of:=[.A17]+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CP6001T-I/OT or TLV9001IDBVR</text:p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6, IC8 </text:p>
          </table:table-cell>
          <table:table-cell table:style-name="ce18" office:value-type="string" calcext:value-type="string">
            <text:p>4974992</text:p>
          </table:table-cell>
          <table:table-cell table:style-name="ce25" office:value-type="string" calcext:value-type="string">
            <text:p>MCP6001T-I/OT </text:p>
          </table:table-cell>
          <table:table-cell table:style-name="ce46" office:value-type="float" office:value="0.219" calcext:value-type="float">
            <text:p>0,21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P6001T-I/OTCT-ND</text:p>
          </table:table-cell>
          <table:table-cell table:style-name="ce72" office:value-type="float" office:value="0.2" calcext:value-type="float">
            <text:p>0,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MCP6001T-E/OT</text:p>
          </table:table-cell>
          <table:table-cell table:style-name="ce72" office:value-type="float" office:value="0.203" calcext:value-type="float">
            <text:p>0,203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698-9041</text:p>
          </table:table-cell>
          <table:table-cell table:style-name="ce15" office:value-type="string" calcext:value-type="string">
            <text:p>MCP6001T-I/OT</text:p>
          </table:table-cell>
          <table:table-cell table:style-name="ce72" office:value-type="float" office:value="0.23" calcext:value-type="float">
            <text:p>0,23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MCP6001T-I/OT</text:p>
          </table:table-cell>
          <table:table-cell table:style-name="ce46" office:value-type="float" office:value="0.2544" calcext:value-type="float">
            <text:p>0,254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18]&lt;&gt;&quot;&quot;;&quot;&quot;;[.B18])" office:value-type="float" office:value="2" calcext:value-type="float">
            <text:p>2</text:p>
          </table:table-cell>
          <table:table-cell table:style-name="ce116" table:formula="of:=IF([.Z18]=[.H18];&quot;Farnell&quot;; IF([.Z18]=[.N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22" table:formula="of:=IF([.B18]&lt;&gt;&quot;&quot;;MIN([.H18];[.N18];[.N18];[.R18];[.U18]);&quot;&quot;)" office:value-type="currency" office:currency="EUR" office:value="0.203" calcext:value-type="currency">
            <text:p>0,203 €</text:p>
          </table:table-cell>
          <table:table-cell table:style-name="ce116" table:formula="of:=[.B18]" office:value-type="float" office:value="2" calcext:value-type="float">
            <text:p>2</text:p>
          </table:table-cell>
          <table:table-cell table:style-name="ce133" table:formula="of:=[.Z18]*[.AA18]" office:value-type="float" office:value="0.406" calcext:value-type="float">
            <text:p>0,406</text:p>
          </table:table-cell>
          <table:table-cell table:number-columns-repeated="996"/>
        </table:table-row>
        <table:table-row table:style-name="ro4">
          <table:table-cell table:style-name="ce3" table:formula="of:=[.A18]+1" office:value-type="float" office:value="17" calcext:value-type="float">
            <text:p>17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RT424F05</text:p>
          </table:table-cell>
          <table:table-cell table:style-name="ce24" office:value-type="string" calcext:value-type="string">
            <text:p><text:span text:style-name="T1">THT</text:span>; DPDT Latching relay</text:p>
          </table:table-cell>
          <table:table-cell table:style-name="ce167" office:value-type="string" calcext:value-type="string">
            <text:p>ISEL10A_1, ISEL10A_2</text:p>
          </table:table-cell>
          <table:table-cell table:style-name="ce14" office:value-type="string" calcext:value-type="string">
            <text:p>3406968</text:p>
          </table:table-cell>
          <table:table-cell table:style-name="ce14" office:value-type="string" calcext:value-type="string">
            <text:p>RT424F05</text:p>
          </table:table-cell>
          <table:table-cell table:style-name="ce45" office:value-type="float" office:value="6.45" calcext:value-type="float">
            <text:p>6,4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B2024-ND</text:p>
          </table:table-cell>
          <table:table-cell table:style-name="ce71" office:value-type="float" office:value="6.37" calcext:value-type="float">
            <text:p>6,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5-5-1393243-2</text:p>
          </table:table-cell>
          <table:table-cell table:style-name="ce71" office:value-type="float" office:value="6.38" calcext:value-type="float">
            <text:p>6,3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64-7553</text:p>
          </table:table-cell>
          <table:table-cell table:style-name="ce14" office:value-type="string" calcext:value-type="string">
            <text:p>RT424F05</text:p>
          </table:table-cell>
          <table:table-cell table:style-name="ce71" office:value-type="float" office:value="6.485" calcext:value-type="float">
            <text:p>6,485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<text:s/>5-1393243-2</text:p>
          </table:table-cell>
          <table:table-cell table:style-name="ce45" office:value-type="float" office:value="2.5" calcext:value-type="float">
            <text:p>2,500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19]" office:value-type="float" office:value="2" calcext:value-type="float">
            <text:p>2</text:p>
          </table:table-cell>
          <table:table-cell table:style-name="ce78" table:formula="of:=IF([.W19]&lt;&gt;&quot;&quot;;&quot;&quot;;[.B19])">
            <text:p/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2.5" calcext:value-type="currency">
            <text:p>2,500 €</text:p>
          </table:table-cell>
          <table:table-cell table:style-name="ce116" table:formula="of:=[.B19]" office:value-type="float" office:value="2" calcext:value-type="float">
            <text:p>2</text:p>
          </table:table-cell>
          <table:table-cell table:style-name="ce133" table:formula="of:=[.Z19]*[.AA19]" office:value-type="float" office:value="5" calcext:value-type="float">
            <text:p>5,000</text:p>
          </table:table-cell>
          <table:table-cell table:number-columns-repeated="996"/>
        </table:table-row>
        <table:table-row table:style-name="ro5">
          <table:table-cell table:style-name="ce3" table:formula="of:=[.A19]+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EE2-5TNU-L</text:p>
          </table:table-cell>
          <table:table-cell table:style-name="ce25" office:value-type="string" calcext:value-type="string">
            <text:p>DPDT Latching relay, Gull Wing Lead </text:p>
          </table:table-cell>
          <table:table-cell table:style-name="ce18" office:value-type="string" calcext:value-type="string">
            <text:p>ISEL1A_1, ISEL1A_2 </text:p>
          </table:table-cell>
          <table:table-cell table:style-name="ce18" office:value-type="string" calcext:value-type="string">
            <text:p>2360813</text:p>
          </table:table-cell>
          <table:table-cell table:style-name="ce25" office:value-type="string" calcext:value-type="string">
            <text:p>EE2-5TNU-L</text:p>
          </table:table-cell>
          <table:table-cell table:style-name="ce46" office:value-type="float" office:value="1.9" calcext:value-type="float">
            <text:p>1,9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99-11021-1-ND</text:p>
          </table:table-cell>
          <table:table-cell table:style-name="ce72" office:value-type="float" office:value="2.11" calcext:value-type="float">
            <text:p>2,1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0-EE2-5TNU-L</text:p>
          </table:table-cell>
          <table:table-cell table:style-name="ce72" office:value-type="float" office:value="2.12" calcext:value-type="float">
            <text:p>2,1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70-5517</text:p>
          </table:table-cell>
          <table:table-cell table:style-name="ce15" office:value-type="string" calcext:value-type="string">
            <text:p>EE2-5TNU-L</text:p>
          </table:table-cell>
          <table:table-cell table:style-name="ce72" office:value-type="float" office:value="1.987" calcext:value-type="float">
            <text:p>1,987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0]&lt;&gt;&quot;&quot;;&quot;&quot;;[.B20])" office:value-type="float" office:value="2" calcext:value-type="float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1.9" calcext:value-type="currency">
            <text:p>1,900 €</text:p>
          </table:table-cell>
          <table:table-cell table:style-name="ce116" table:formula="of:=[.B20]" office:value-type="float" office:value="2" calcext:value-type="float">
            <text:p>2</text:p>
          </table:table-cell>
          <table:table-cell table:style-name="ce133" table:formula="of:=[.Z20]*[.AA20]" office:value-type="float" office:value="3.8" calcext:value-type="float">
            <text:p>3,800</text:p>
          </table:table-cell>
          <table:table-cell table:number-columns-repeated="996"/>
        </table:table-row>
        <table:table-row table:style-name="ro4">
          <table:table-cell table:style-name="ce3" table:formula="of:=[.A20]+1" office:value-type="float" office:value="19" calcext:value-type="float">
            <text:p>19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DS1025-01-1*2P8BV1-B</text:p>
          </table:table-cell>
          <table:table-cell table:style-name="ce24" office:value-type="string" calcext:value-type="string">
            <text:p><text:span text:style-name="T1">THT</text:span>; 2- pin header, 2 mm</text:p>
          </table:table-cell>
          <table:table-cell table:style-name="ce167" office:value-type="string" calcext:value-type="string">
            <text:p>JP1, JP2, JP3, JP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L303-02P</text:p>
          </table:table-cell>
          <table:table-cell table:style-name="ce45" office:value-type="float" office:value="0.0127" calcext:value-type="float">
            <text:p>0,013</text:p>
          </table:table-cell>
          <table:table-cell table:style-name="ce78" office:value-type="float" office:value="50" calcext:value-type="float">
            <text:p>50</text:p>
          </table:table-cell>
          <table:table-cell table:style-name="ce104" table:formula="of:=[.B21]" office:value-type="float" office:value="4" calcext:value-type="float">
            <text:p>4</text:p>
          </table:table-cell>
          <table:table-cell table:style-name="ce78" table:formula="of:=IF([.W21]&lt;&gt;&quot;&quot;;&quot;&quot;;[.B21])">
            <text:p/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127" calcext:value-type="currency">
            <text:p>0,013 €</text:p>
          </table:table-cell>
          <table:table-cell table:style-name="ce116" table:formula="of:=[.B21]" office:value-type="float" office:value="4" calcext:value-type="float">
            <text:p>4</text:p>
          </table:table-cell>
          <table:table-cell table:style-name="ce133" table:formula="of:=[.Z21]*[.AA21]" office:value-type="float" office:value="0.0508" calcext:value-type="float">
            <text:p>0,051</text:p>
          </table:table-cell>
          <table:table-cell table:number-columns-repeated="996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LZ1608N100LT000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2 </text:p>
          </table:table-cell>
          <table:table-cell table:style-name="ce18" office:value-type="string" calcext:value-type="string">
            <text:p>2564062</text:p>
          </table:table-cell>
          <table:table-cell table:style-name="ce25" office:value-type="string" calcext:value-type="string">
            <text:p>MLZ1608N100LT000</text:p>
          </table:table-cell>
          <table:table-cell table:style-name="ce46" office:value-type="float" office:value="0.167" calcext:value-type="float">
            <text:p>0,16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45-6755-1-ND</text:p>
          </table:table-cell>
          <table:table-cell table:style-name="ce72" office:value-type="float" office:value="0.111" calcext:value-type="float">
            <text:p>0,11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MLZ1608N100LT000</text:p>
          </table:table-cell>
          <table:table-cell table:style-name="ce72" office:value-type="float" office:value="0.086" calcext:value-type="float">
            <text:p>0,08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86" calcext:value-type="currency">
            <text:p>0,086 €</text:p>
          </table:table-cell>
          <table:table-cell table:style-name="ce116" table:formula="of:=[.B22]" office:value-type="float" office:value="2" calcext:value-type="float">
            <text:p>2</text:p>
          </table:table-cell>
          <table:table-cell table:style-name="ce133" table:formula="of:=[.Z22]*[.AA22]" office:value-type="float" office:value="0.172" calcext:value-type="float">
            <text:p>0,172</text:p>
          </table:table-cell>
          <table:table-cell table:number-columns-repeated="996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L3, L4 </text:p>
          </table:table-cell>
          <table:table-cell table:style-name="ce14" office:value-type="string" calcext:value-type="string">
            <text:p>3471092 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319" calcext:value-type="float">
            <text:p>0,03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51" calcext:value-type="float">
            <text:p>0,05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4" office:value-type="string" calcext:value-type="string">
            <text:p>BLM18AG102SH1D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23]&lt;&gt;&quot;&quot;;&quot;&quot;;[.B23])" office:value-type="float" office:value="2" calcext:value-type="float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156" calcext:value-type="currency">
            <text:p>0,016 €</text:p>
          </table:table-cell>
          <table:table-cell table:style-name="ce116" table:formula="of:=[.B23]" office:value-type="float" office:value="2" calcext:value-type="float">
            <text:p>2</text:p>
          </table:table-cell>
          <table:table-cell table:style-name="ce133" table:formula="of:=[.Z23]*[.AA23]" office:value-type="float" office:value="0.0312" calcext:value-type="float">
            <text:p>0,031</text:p>
          </table:table-cell>
          <table:table-cell table:number-columns-repeated="996"/>
        </table:table-row>
        <table:table-row table:style-name="ro4">
          <table:table-cell table:style-name="ce3" table:formula="of:=[.A23]+1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VOR1142B4</text:p>
          </table:table-cell>
          <table:table-cell table:style-name="ce25" office:value-type="string" calcext:value-type="string">
            <text:p>SMD DIP-4</text:p>
          </table:table-cell>
          <table:table-cell table:style-name="ce18" office:value-type="string" calcext:value-type="string">
            <text:p>OK1, OK2, OK3, OK4</text:p>
          </table:table-cell>
          <table:table-cell table:style-name="ce18" office:value-type="string" calcext:value-type="string">
            <text:p>2889672</text:p>
          </table:table-cell>
          <table:table-cell table:style-name="ce25" office:value-type="string" calcext:value-type="string">
            <text:p>VOR1142B4 </text:p>
          </table:table-cell>
          <table:table-cell table:style-name="ce46" office:value-type="float" office:value="1.66" calcext:value-type="float">
            <text:p>1,66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VOR1142B4-ND</text:p>
          </table:table-cell>
          <table:table-cell table:style-name="ce72" office:value-type="float" office:value="1.42" calcext:value-type="float">
            <text:p>1,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-VOR1142B4</text:p>
          </table:table-cell>
          <table:table-cell table:style-name="ce72" office:value-type="float" office:value="1.42" calcext:value-type="float">
            <text:p>1,4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0-7266</text:p>
          </table:table-cell>
          <table:table-cell table:style-name="ce15" office:value-type="string" calcext:value-type="string">
            <text:p>VOR1142B4</text:p>
          </table:table-cell>
          <table:table-cell table:style-name="ce72" office:value-type="float" office:value="1.416" calcext:value-type="float">
            <text:p>1,416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4]&lt;&gt;&quot;&quot;;&quot;&quot;;[.B24])" office:value-type="float" office:value="4" calcext:value-type="float">
            <text:p>4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 calcext:value-type="string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1.416" calcext:value-type="currency">
            <text:p>1,416 €</text:p>
          </table:table-cell>
          <table:table-cell table:style-name="ce116" table:formula="of:=[.B24]" office:value-type="float" office:value="4" calcext:value-type="float">
            <text:p>4</text:p>
          </table:table-cell>
          <table:table-cell table:style-name="ce133" table:formula="of:=[.Z24]*[.AA24]" office:value-type="float" office:value="5.664" calcext:value-type="float">
            <text:p>5,664</text:p>
          </table:table-cell>
          <table:table-cell table:number-columns-repeated="996"/>
        </table:table-row>
        <table:table-row table:style-name="ro5">
          <table:table-cell table:style-name="ce3" table:formula="of:=[.A24]+1" office:value-type="float" office:value="23" calcext:value-type="float">
            <text:p>23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CPC3902ZTR</text:p>
          </table:table-cell>
          <table:table-cell table:style-name="ce24" office:value-type="string" calcext:value-type="string">
            <text:p>SOT-223</text:p>
          </table:table-cell>
          <table:table-cell table:style-name="ce167" office:value-type="string" calcext:value-type="string">
            <text:p>Q1, Q2, Q3, Q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CLA4156-1-ND</text:p>
          </table:table-cell>
          <table:table-cell table:style-name="ce71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49-CPC3902ZTR</text:p>
          </table:table-cell>
          <table:table-cell table:style-name="ce71" office:value-type="float" office:value="0.576" calcext:value-type="float">
            <text:p>0,5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PC3902ZTR</text:p>
          </table:table-cell>
          <table:table-cell table:style-name="ce45" office:value-type="float" office:value="0.31" calcext:value-type="float">
            <text:p>0,31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5]&lt;&gt;&quot;&quot;;&quot;&quot;;[.B25])" office:value-type="float" office:value="4" calcext:value-type="float">
            <text:p>4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31" calcext:value-type="currency">
            <text:p>0,310 €</text:p>
          </table:table-cell>
          <table:table-cell table:style-name="ce116" table:formula="of:=[.B25]" office:value-type="float" office:value="4" calcext:value-type="float">
            <text:p>4</text:p>
          </table:table-cell>
          <table:table-cell table:style-name="ce133" table:formula="of:=[.Z25]*[.AA25]" office:value-type="float" office:value="1.24" calcext:value-type="float">
            <text:p>1,240</text:p>
          </table:table-cell>
          <table:table-cell table:number-columns-repeated="996"/>
        </table:table-row>
        <table:table-row table:style-name="ro5">
          <table:table-cell table:style-name="ce3" table:formula="of:=[.A25]+1" office:value-type="float" office:value="24" calcext:value-type="float">
            <text:p>2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BSS214NH6327XTSA1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Q5, Q6, Q7, Q8</text:p>
          </table:table-cell>
          <table:table-cell table:style-name="ce18" office:value-type="string" calcext:value-type="string">
            <text:p>2480650</text:p>
          </table:table-cell>
          <table:table-cell table:style-name="ce25" office:value-type="string" calcext:value-type="string">
            <text:p>BSS214NH6327XTSA1</text:p>
          </table:table-cell>
          <table:table-cell table:style-name="ce46" office:value-type="float" office:value="0.408" calcext:value-type="float">
            <text:p>0,40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214NH6327XTSA1CT-ND</text:p>
          </table:table-cell>
          <table:table-cell table:style-name="ce72" office:value-type="float" office:value="0.255" calcext:value-type="float">
            <text:p>0,25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214NH6327</text:p>
          </table:table-cell>
          <table:table-cell table:style-name="ce72" office:value-type="float" office:value="0.224" calcext:value-type="float">
            <text:p>0,224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27-0058</text:p>
          </table:table-cell>
          <table:table-cell table:style-name="ce15" office:value-type="string" calcext:value-type="string">
            <text:p>BSS214NH6327XTSA1</text:p>
          </table:table-cell>
          <table:table-cell table:style-name="ce72" office:value-type="float" office:value="0.107" calcext:value-type="float">
            <text:p>0,10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BSS214NH6327XTSA1</text:p>
          </table:table-cell>
          <table:table-cell table:style-name="ce46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26]&lt;&gt;&quot;&quot;;&quot;&quot;;[.B26])" office:value-type="float" office:value="4" calcext:value-type="float">
            <text:p>4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7" calcext:value-type="currency">
            <text:p>0,070 €</text:p>
          </table:table-cell>
          <table:table-cell table:style-name="ce116" table:formula="of:=[.B26]" office:value-type="float" office:value="4" calcext:value-type="float">
            <text:p>4</text:p>
          </table:table-cell>
          <table:table-cell table:style-name="ce133" table:formula="of:=[.Z26]*[.AA26]" office:value-type="float" office:value="0.28" calcext:value-type="float">
            <text:p>0,280</text:p>
          </table:table-cell>
          <table:table-cell table:number-columns-repeated="996"/>
        </table:table-row>
        <table:table-row table:style-name="ro2">
          <table:table-cell table:style-name="ce3" table:formula="of:=[.A26]+1" office:value-type="float" office:value="25" calcext:value-type="float">
            <text:p>25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1, R18, R53, R54</text:p>
          </table:table-cell>
          <table:table-cell table:style-name="ce14" office:value-type="string" calcext:value-type="string">
            <text:p>2447556</text:p>
          </table:table-cell>
          <table:table-cell table:style-name="ce14" office:value-type="string" calcext:value-type="string">
            <text:p>MCWR08X10R0FTL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2019-RK73H2ATTD10R0FCT-ND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0R0E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8987</text:p>
          </table:table-cell>
          <table:table-cell table:style-name="ce14" office:value-type="string" calcext:value-type="string">
            <text:p>CR0805-FX-10R0ELF</text:p>
          </table:table-cell>
          <table:table-cell table:style-name="ce71" office:value-type="float" office:value="0.065" calcext:value-type="float">
            <text:p>0,06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111T5E</text:p>
          </table:table-cell>
          <table:table-cell table:style-name="ce45" office:value-type="float" office:value="0.01255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4" calcext:value-type="float">
            <text:p>4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0.0086" calcext:value-type="currency">
            <text:p>0,009 €</text:p>
          </table:table-cell>
          <table:table-cell table:style-name="ce116" table:formula="of:=[.B27]" office:value-type="float" office:value="4" calcext:value-type="float">
            <text:p>4</text:p>
          </table:table-cell>
          <table:table-cell table:style-name="ce133" table:formula="of:=[.Z27]*[.AA27]" office:value-type="float" office:value="0.0344" calcext:value-type="float">
            <text:p>0,034</text:p>
          </table:table-cell>
          <table:table-cell table:number-columns-repeated="996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1, R24, R32, R37, R42, R47 </text:p>
          </table:table-cell>
          <table:table-cell table:style-name="ce18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00K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00KFKEAC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691</text:p>
          </table:table-cell>
          <table:table-cell table:style-name="ce15" office:value-type="string" calcext:value-type="string">
            <text:p>CRG0805F100K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1003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6" calcext:value-type="float">
            <text:p>6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0.0097" calcext:value-type="currency">
            <text:p>0,010 €</text:p>
          </table:table-cell>
          <table:table-cell table:style-name="ce116" table:formula="of:=[.B28]" office:value-type="float" office:value="6" calcext:value-type="float">
            <text:p>6</text:p>
          </table:table-cell>
          <table:table-cell table:style-name="ce133" table:formula="of:=[.Z28]*[.AA28]" office:value-type="float" office:value="0.0582" calcext:value-type="float">
            <text:p>0,058</text:p>
          </table:table-cell>
          <table:table-cell table:number-columns-repeated="996"/>
        </table:table-row>
        <table:table-row table:style-name="ro5">
          <table:table-cell table:style-name="ce3" table:formula="of:=[.A28]+1" office:value-type="float" office:value="27" calcext:value-type="float">
            <text:p>27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4M7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2, R13, R25, R26 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08-2037-1-ND</text:p>
          </table:table-cell>
          <table:table-cell table:style-name="ce71" office:value-type="float" office:value="0.413" calcext:value-type="float">
            <text:p>0,41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4704B-T1</text:p>
          </table:table-cell>
          <table:table-cell table:style-name="ce71" office:value-type="float" office:value="0.356" calcext:value-type="float">
            <text:p>0,3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9]&lt;&gt;&quot;&quot;;&quot;&quot;;[.B29])" office:value-type="float" office:value="4" calcext:value-type="float">
            <text:p>4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0.356" calcext:value-type="currency">
            <text:p>0,356 €</text:p>
          </table:table-cell>
          <table:table-cell table:style-name="ce116" table:formula="of:=[.B29]" office:value-type="float" office:value="4" calcext:value-type="float">
            <text:p>4</text:p>
          </table:table-cell>
          <table:table-cell table:style-name="ce133" table:formula="of:=[.Z29]*[.AA29]" office:value-type="float" office:value="1.424" calcext:value-type="float">
            <text:p>1,424</text:p>
          </table:table-cell>
          <table:table-cell table:number-columns-repeated="996"/>
        </table:table-row>
        <table:table-row table:style-name="ro5">
          <table:table-cell table:style-name="ce3" table:formula="of:=[.A29]+1" office:value-type="float" office:value="28" calcext:value-type="float">
            <text:p>2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00K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4, R17, R27, R30, R40, R50 </text:p>
          </table:table-cell>
          <table:table-cell table:style-name="ce18" office:value-type="string" calcext:value-type="string">
            <text:p>1717738</text:p>
          </table:table-cell>
          <table:table-cell table:style-name="ce25" office:value-type="string" calcext:value-type="string">
            <text:p>ERA8AEB101V</text:p>
          </table:table-cell>
          <table:table-cell table:style-name="ce46" office:value-type="float" office:value="0.482" calcext:value-type="float">
            <text:p>0,48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G32P100KBCT-ND</text:p>
          </table:table-cell>
          <table:table-cell table:style-name="ce72" office:value-type="float" office:value="0.346" calcext:value-type="float">
            <text:p>0,3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03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6626</text:p>
          </table:table-cell>
          <table:table-cell table:style-name="ce15" office:value-type="string" calcext:value-type="string">
            <text:p>ERA8AEB104V</text:p>
          </table:table-cell>
          <table:table-cell table:style-name="ce72" office:value-type="float" office:value="0.608" calcext:value-type="float">
            <text:p>0,608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AR06BTCV1003</text:p>
          </table:table-cell>
          <table:table-cell table:style-name="ce46" office:value-type="float" office:value="0.12657" calcext:value-type="float">
            <text:p>0,12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30]&lt;&gt;&quot;&quot;;&quot;&quot;;[.B30])" office:value-type="float" office:value="6" calcext:value-type="float">
            <text:p>6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2657" calcext:value-type="currency">
            <text:p>0,127 €</text:p>
          </table:table-cell>
          <table:table-cell table:style-name="ce116" table:formula="of:=[.B30]" office:value-type="float" office:value="6" calcext:value-type="float">
            <text:p>6</text:p>
          </table:table-cell>
          <table:table-cell table:style-name="ce133" table:formula="of:=[.Z30]*[.AA30]" office:value-type="float" office:value="0.75942" calcext:value-type="float">
            <text:p>0,759</text:p>
          </table:table-cell>
          <table:table-cell table:number-columns-repeated="996"/>
        </table:table-row>
        <table:table-row table:style-name="ro5">
          <table:table-cell table:style-name="ce3" table:formula="of:=[.A30]+1" office:value-type="float" office:value="29" calcext:value-type="float">
            <text:p>29</text:p>
          </table:table-cell>
          <table:table-cell table:style-name="ce84" office:value-type="float" office:value="8" calcext:value-type="float">
            <text:p>8</text:p>
          </table:table-cell>
          <table:table-cell table:style-name="ce14" office:value-type="string" calcext:value-type="string">
            <text:p>200K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5, R16, R28, R29, R38, R39, R48, R49 </text:p>
          </table:table-cell>
          <table:table-cell table:style-name="ce14" office:value-type="string" calcext:value-type="string">
            <text:p>1841801</text:p>
          </table:table-cell>
          <table:table-cell table:style-name="ce14" office:value-type="string" calcext:value-type="string">
            <text:p>ERA8AEB204V</text:p>
          </table:table-cell>
          <table:table-cell table:style-name="ce45" office:value-type="float" office:value="0.468" calcext:value-type="float">
            <text:p>0,46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G32P200KBCT-ND</text:p>
          </table:table-cell>
          <table:table-cell table:style-name="ce71" office:value-type="float" office:value="0.355" calcext:value-type="float">
            <text:p>0,3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2003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715</text:p>
          </table:table-cell>
          <table:table-cell table:style-name="ce14" office:value-type="string" calcext:value-type="string">
            <text:p>ERA8AEB204V</text:p>
          </table:table-cell>
          <table:table-cell table:style-name="ce71" office:value-type="float" office:value="0.608" calcext:value-type="float">
            <text:p>0,60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AR06BTCV2003</text:p>
          </table:table-cell>
          <table:table-cell table:style-name="ce45" office:value-type="float" office:value="0.12657" calcext:value-type="float">
            <text:p>0,12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1]&lt;&gt;&quot;&quot;;&quot;&quot;;[.B31])" office:value-type="float" office:value="8" calcext:value-type="float">
            <text:p>8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12657" calcext:value-type="currency">
            <text:p>0,127 €</text:p>
          </table:table-cell>
          <table:table-cell table:style-name="ce116" table:formula="of:=[.B31]" office:value-type="float" office:value="8" calcext:value-type="float">
            <text:p>8</text:p>
          </table:table-cell>
          <table:table-cell table:style-name="ce133" table:formula="of:=[.Z31]*[.AA31]" office:value-type="float" office:value="1.01256" calcext:value-type="float">
            <text:p>1,013</text:p>
          </table:table-cell>
          <table:table-cell table:number-columns-repeated="996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, R10 </text:p>
          </table:table-cell>
          <table:table-cell table:style-name="ce18" office:value-type="string" calcext:value-type="string">
            <text:p>2447638</text:p>
          </table:table-cell>
          <table:table-cell table:style-name="ce25" office:value-type="string" calcext:value-type="string">
            <text:p>MCWR08X3300FTL</text:p>
          </table:table-cell>
          <table:table-cell table:style-name="ce46" office:value-type="float" office:value="0.0072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06061CT-ND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330R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54</text:p>
          </table:table-cell>
          <table:table-cell table:style-name="ce15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3300T5E</text:p>
          </table:table-cell>
          <table:table-cell table:style-name="ce46" office:value-type="float" office:value="0.01366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2]&lt;&gt;&quot;&quot;;&quot;&quot;;[.B32])" office:value-type="float" office:value="2" calcext:value-type="float">
            <text:p>2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122" table:formula="of:=IF([.B32]&lt;&gt;&quot;&quot;;MIN([.H32];[.K32];[.N32];[.R32];[.U32]);&quot;&quot;)" office:value-type="currency" office:currency="EUR" office:value="0.0072" calcext:value-type="currency">
            <text:p>0,007 €</text:p>
          </table:table-cell>
          <table:table-cell table:style-name="ce116" table:formula="of:=[.B32]" office:value-type="float" office:value="2" calcext:value-type="float">
            <text:p>2</text:p>
          </table:table-cell>
          <table:table-cell table:style-name="ce133" table:formula="of:=[.Z32]*[.AA32]" office:value-type="float" office:value="0.0144" calcext:value-type="float">
            <text:p>0,014</text:p>
          </table:table-cell>
          <table:table-cell table:number-columns-repeated="996"/>
        </table:table-row>
        <table:table-row table:style-name="ro2">
          <table:table-cell table:style-name="ce3" table:formula="of:=[.A32]+1" office:value-type="float" office:value="31" calcext:value-type="float">
            <text:p>31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3, R6, R19, R21 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14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3]&lt;&gt;&quot;&quot;;&quot;&quot;;[.B33])" office:value-type="float" office:value="4" calcext:value-type="float">
            <text:p>4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2" table:formula="of:=IF([.B33]&lt;&gt;&quot;&quot;;MIN([.H33];[.K33];[.N33];[.R33];[.U33]);&quot;&quot;)" office:value-type="currency" office:currency="EUR" office:value="0.0189" calcext:value-type="currency">
            <text:p>0,019 €</text:p>
          </table:table-cell>
          <table:table-cell table:style-name="ce116" table:formula="of:=[.B33]" office:value-type="float" office:value="4" calcext:value-type="float">
            <text:p>4</text:p>
          </table:table-cell>
          <table:table-cell table:style-name="ce133" table:formula="of:=[.Z33]*[.AA33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2">
          <table:table-cell table:style-name="ce3" table:formula="of:=[.A33]+1" office:value-type="float" office:value="32" calcext:value-type="float">
            <text:p>3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0R</text:p>
          </table:table-cell>
          <table:table-cell table:style-name="ce25" office:value-type="string" calcext:value-type="string">
            <text:p>1206, low TCR (max. ±25ppm/°C)</text:p>
          </table:table-cell>
          <table:table-cell table:style-name="ce18" office:value-type="string" calcext:value-type="string">
            <text:p>R31, R41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311-2930-1-ND</text:p>
          </table:table-cell>
          <table:table-cell table:style-name="ce72" office:value-type="float" office:value="0.202" calcext:value-type="float">
            <text:p>0,20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T1206BY20R0ELF</text:p>
          </table:table-cell>
          <table:table-cell table:style-name="ce72" office:value-type="float" office:value="0.257" calcext:value-type="float">
            <text:p>0,257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4]&lt;&gt;&quot;&quot;;&quot;&quot;;[.B34])" office:value-type="float" office:value="2" calcext:value-type="float">
            <text:p>2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Digikey" calcext:value-type="string">
            <text:p>Digikey</text:p>
          </table:table-cell>
          <table:table-cell table:style-name="ce122" table:formula="of:=IF([.B34]&lt;&gt;&quot;&quot;;MIN([.H34];[.K34];[.N34];[.R34];[.U34]);&quot;&quot;)" office:value-type="currency" office:currency="EUR" office:value="0.202" calcext:value-type="currency">
            <text:p>0,202 €</text:p>
          </table:table-cell>
          <table:table-cell table:style-name="ce116" table:formula="of:=[.B34]" office:value-type="float" office:value="2" calcext:value-type="float">
            <text:p>2</text:p>
          </table:table-cell>
          <table:table-cell table:style-name="ce133" table:formula="of:=[.Z34]*[.AA34]" office:value-type="float" office:value="0.404" calcext:value-type="float">
            <text:p>0,404</text:p>
          </table:table-cell>
          <table:table-cell table:number-columns-repeated="996"/>
        </table:table-row>
        <table:table-row table:style-name="ro2">
          <table:table-cell table:style-name="ce3" table:formula="of:=[.A34]+1" office:value-type="float" office:value="33" calcext:value-type="float">
            <text:p>33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GMR100HTBFIR022 </text:p>
          </table:table-cell>
          <table:table-cell table:style-name="ce24" office:value-type="string" calcext:value-type="string">
            <text:p>2512, low TCR (max. ±25ppm/°C)</text:p>
          </table:table-cell>
          <table:table-cell table:style-name="ce167" office:value-type="string" calcext:value-type="string">
            <text:p>R33, R43 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511-1688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GMR100HTBFIR02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5]&lt;&gt;&quot;&quot;;&quot;&quot;;[.B35])" office:value-type="float" office:value="2" calcext:value-type="float">
            <text:p>2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Digikey" calcext:value-type="string">
            <text:p>Digikey</text:p>
          </table:table-cell>
          <table:table-cell table:style-name="ce122" table:formula="of:=IF([.B35]&lt;&gt;&quot;&quot;;MIN([.H35];[.K35];[.N35];[.R35];[.U35]);&quot;&quot;)" office:value-type="currency" office:currency="EUR" office:value="1.09" calcext:value-type="currency">
            <text:p>1,090 €</text:p>
          </table:table-cell>
          <table:table-cell table:style-name="ce116" table:formula="of:=[.B35]" office:value-type="float" office:value="2" calcext:value-type="float">
            <text:p>2</text:p>
          </table:table-cell>
          <table:table-cell table:style-name="ce133" table:formula="of:=[.Z35]*[.AA35]" office:value-type="float" office:value="2.18" calcext:value-type="float">
            <text:p>2,180</text:p>
          </table:table-cell>
          <table:table-cell table:number-columns-repeated="996"/>
        </table:table-row>
        <table:table-row table:style-name="ro5">
          <table:table-cell table:style-name="ce3" table:formula="of:=[.A35]+1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35, R45 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25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,01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427</text:p>
          </table:table-cell>
          <table:table-cell table:style-name="ce15" office:value-type="string" calcext:value-type="string">
            <text:p>CRG0805F1K0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Mouser" calcext:value-type="string">
            <text:p>Mouser</text:p>
          </table:table-cell>
          <table:table-cell table:style-name="ce122" table:formula="of:=IF([.B36]&lt;&gt;&quot;&quot;;MIN([.H36];[.K36];[.N36];[.R36];[.U36]);&quot;&quot;)" office:value-type="currency" office:currency="EUR" office:value="0.015" calcext:value-type="currency">
            <text:p>0,015 €</text:p>
          </table:table-cell>
          <table:table-cell table:style-name="ce116" table:formula="of:=[.B36]" office:value-type="float" office:value="2" calcext:value-type="float">
            <text:p>2</text:p>
          </table:table-cell>
          <table:table-cell table:style-name="ce133" table:formula="of:=[.Z36]*[.AA36]" office:value-type="float" office:value="0.03" calcext:value-type="float">
            <text:p>0,030</text:p>
          </table:table-cell>
          <table:table-cell table:number-columns-repeated="996"/>
        </table:table-row>
        <table:table-row table:style-name="ro2">
          <table:table-cell table:style-name="ce3" table:formula="of:=[.A36]+1" office:value-type="float" office:value="35" calcext:value-type="float">
            <text:p>35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GMR100HTBFA10L0</text:p>
          </table:table-cell>
          <table:table-cell table:style-name="ce24" office:value-type="string" calcext:value-type="string">
            <text:p>2512, low TCR (max. ±25ppm/°C)</text:p>
          </table:table-cell>
          <table:table-cell table:style-name="ce167" office:value-type="string" calcext:value-type="string">
            <text:p>R36, R46 </text:p>
          </table:table-cell>
          <table:table-cell table:style-name="ce14" office:value-type="string" calcext:value-type="string">
            <text:p>2808330</text:p>
          </table:table-cell>
          <table:table-cell table:style-name="ce14" office:value-type="string" calcext:value-type="string">
            <text:p>GMR100HTBFA10L0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11-1686-1-ND</text:p>
          </table:table-cell>
          <table:table-cell table:style-name="ce71" office:value-type="float" office:value="1.35" calcext:value-type="float">
            <text:p>1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55-GMR100HTBFA10L0</text:p>
          </table:table-cell>
          <table:table-cell table:style-name="ce71" office:value-type="float" office:value="1.08" calcext:value-type="float">
            <text:p>1,0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7]&lt;&gt;&quot;&quot;;&quot;&quot;;[.B37])" office:value-type="float" office:value="2" calcext:value-type="float">
            <text:p>2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22" table:formula="of:=IF([.B37]&lt;&gt;&quot;&quot;;MIN([.H37];[.K37];[.N37];[.R37];[.U37]);&quot;&quot;)" office:value-type="currency" office:currency="EUR" office:value="1.08" calcext:value-type="currency">
            <text:p>1,080 €</text:p>
          </table:table-cell>
          <table:table-cell table:style-name="ce116" table:formula="of:=[.B37]" office:value-type="float" office:value="2" calcext:value-type="float">
            <text:p>2</text:p>
          </table:table-cell>
          <table:table-cell table:style-name="ce133" table:formula="of:=[.Z37]*[.AA37]" office:value-type="float" office:value="2.16" calcext:value-type="float">
            <text:p>2,160</text:p>
          </table:table-cell>
          <table:table-cell table:number-columns-repeated="996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R 0.1%</text:p>
          </table:table-cell>
          <table:table-cell table:style-name="ce25" office:value-type="string" calcext:value-type="string">
            <text:p>1206, low TCR (max. ±25ppm/°C)</text:p>
          </table:table-cell>
          <table:table-cell table:style-name="ce18" office:value-type="string" calcext:value-type="string">
            <text:p>R4, R20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3-RT1206BRD0733RLCT-ND </text:p>
          </table:table-cell>
          <table:table-cell table:style-name="ce72" office:value-type="float" office:value="0.394" calcext:value-type="float">
            <text:p>0,39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1206BRD0733RL</text:p>
          </table:table-cell>
          <table:table-cell table:style-name="ce72" office:value-type="float" office:value="0.266" calcext:value-type="float">
            <text:p>0,26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ARG06DTC0330</text:p>
          </table:table-cell>
          <table:table-cell table:style-name="ce46" office:value-type="float" office:value="0.02914" calcext:value-type="float">
            <text:p>0,029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38]&lt;&gt;&quot;&quot;;&quot;&quot;;[.B38])" office:value-type="float" office:value="2" calcext:value-type="float">
            <text:p>2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02914" calcext:value-type="currency">
            <text:p>0,029 €</text:p>
          </table:table-cell>
          <table:table-cell table:style-name="ce116" table:formula="of:=[.B38]" office:value-type="float" office:value="2" calcext:value-type="float">
            <text:p>2</text:p>
          </table:table-cell>
          <table:table-cell table:style-name="ce133" table:formula="of:=[.Z38]*[.AA38]" office:value-type="float" office:value="0.05828" calcext:value-type="float">
            <text:p>0,058</text:p>
          </table:table-cell>
          <table:table-cell table:number-columns-repeated="996"/>
        </table:table-row>
        <table:table-row table:style-name="ro5">
          <table:table-cell table:style-name="ce3" table:formula="of:=[.A38]+1" office:value-type="float" office:value="37" calcext:value-type="float">
            <text:p>37</text:p>
          </table:table-cell>
          <table:table-cell table:style-name="ce84" office:value-type="float" office:value="6" calcext:value-type="float">
            <text:p>6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5, R7, R34, R44, R51, R52 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9]&lt;&gt;&quot;&quot;;&quot;&quot;;[.B39])" office:value-type="float" office:value="6" calcext:value-type="float">
            <text:p>6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RS" calcext:value-type="string">
            <text:p>RS</text:p>
          </table:table-cell>
          <table:table-cell table:style-name="ce122" table:formula="of:=IF([.B39]&lt;&gt;&quot;&quot;;MIN([.H39];[.K39];[.N39];[.R39];[.U39]);&quot;&quot;)" office:value-type="currency" office:currency="EUR" office:value="0.002" calcext:value-type="currency">
            <text:p>0,002 €</text:p>
          </table:table-cell>
          <table:table-cell table:style-name="ce116" table:formula="of:=[.B39]" office:value-type="float" office:value="6" calcext:value-type="float">
            <text:p>6</text:p>
          </table:table-cell>
          <table:table-cell table:style-name="ce133" table:formula="of:=[.Z39]*[.AA39]" office:value-type="float" office:value="0.012" calcext:value-type="float">
            <text:p>0,012</text:p>
          </table:table-cell>
          <table:table-cell table:number-columns-repeated="996"/>
        </table:table-row>
        <table:table-row table:style-name="ro5">
          <table:table-cell table:style-name="ce3" table:formula="of:=[.A39]+1" office:value-type="float" office:value="38" calcext:value-type="float">
            <text:p>3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K9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8, R9, R22, R23 </text:p>
          </table:table-cell>
          <table:table-cell table:style-name="ce18" office:value-type="string" calcext:value-type="string">
            <text:p>2908458</text:p>
          </table:table-cell>
          <table:table-cell table:style-name="ce25" office:value-type="string" calcext:value-type="string">
            <text:p>CR1206-FX-4992ELF </text:p>
          </table:table-cell>
          <table:table-cell table:style-name="ce46" office:value-type="float" office:value="0.0396" calcext:value-type="float">
            <text:p>0,0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NCP1206FTD49K9CT-ND</text:p>
          </table:table-cell>
          <table:table-cell table:style-name="ce72" office:value-type="float" office:value="0.068" calcext:value-type="float">
            <text:p>0,0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MR12X4992FTL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79-2174</text:p>
          </table:table-cell>
          <table:table-cell table:style-name="ce15" office:value-type="string" calcext:value-type="string">
            <text:p>CRCW120649K9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1206FR-0749K9</text:p>
          </table:table-cell>
          <table:table-cell table:style-name="ce46" office:value-type="float" office:value="0.02873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0]&lt;&gt;&quot;&quot;;&quot;&quot;;[.B40])" office:value-type="float" office:value="4" calcext:value-type="float">
            <text:p>4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2" table:formula="of:=IF([.B40]&lt;&gt;&quot;&quot;;MIN([.H40];[.K40];[.N40];[.R40];[.U40]);&quot;&quot;)" office:value-type="currency" office:currency="EUR" office:value="0.013" calcext:value-type="currency">
            <text:p>0,013 €</text:p>
          </table:table-cell>
          <table:table-cell table:style-name="ce116" table:formula="of:=[.B40]" office:value-type="float" office:value="4" calcext:value-type="float">
            <text:p>4</text:p>
          </table:table-cell>
          <table:table-cell table:style-name="ce133" table:formula="of:=[.Z40]*[.AA40]" office:value-type="float" office:value="0.052" calcext:value-type="float">
            <text:p>0,052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[.A40]+1" office:value-type="float" office:value="39" calcext:value-type="float">
            <text:p>3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67" office:value-type="string" calcext:value-type="string">
            <text:p>TVS1, TVS2 </text:p>
          </table:table-cell>
          <table:table-cell table:style-name="ce14" office:value-type="string" calcext:value-type="string">
            <text:p>8737363</text:p>
          </table:table-cell>
          <table:table-cell table:style-name="ce14" office:value-type="string" calcext:value-type="string">
            <text:p>PESD12VL1BA,115 </text:p>
          </table:table-cell>
          <table:table-cell table:style-name="ce45" office:value-type="float" office:value="0.365" calcext:value-type="float">
            <text:p>0,3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3808-1-ND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PESD12VL1BA-T/R</text:p>
          </table:table-cell>
          <table:table-cell table:style-name="ce71" office:value-type="float" office:value="0.296" calcext:value-type="float">
            <text:p>0,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08-024</text:p>
          </table:table-cell>
          <table:table-cell table:style-name="ce14" office:value-type="string" calcext:value-type="string">
            <text:p>PESD12VL1BA,115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PESD12VL1BA.115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41]&lt;&gt;&quot;&quot;;&quot;&quot;;[.B41])" office:value-type="float" office:value="2" calcext:value-type="float">
            <text:p>2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126" calcext:value-type="currency">
            <text:p>0,126 €</text:p>
          </table:table-cell>
          <table:table-cell table:style-name="ce116" table:formula="of:=[.B41]" office:value-type="float" office:value="2" calcext:value-type="float">
            <text:p>2</text:p>
          </table:table-cell>
          <table:table-cell table:style-name="ce133" table:formula="of:=[.Z41]*[.AA41]" office:value-type="float" office:value="0.252" calcext:value-type="float">
            <text:p>0,252</text:p>
          </table:table-cell>
          <table:table-cell table:number-columns-repeated="996"/>
        </table:table-row>
        <table:table-row table:style-name="ro5">
          <table:table-cell table:style-name="ce3" table:formula="of:=[.A41]+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691322310008" calcext:value-type="float">
            <text:p>691322310008</text:p>
          </table:table-cell>
          <table:table-cell table:style-name="ce25" office:value-type="string" calcext:value-type="string">
            <text:p><text:span text:style-name="T1">THT</text:span>, 8-pin 3.81mm terminal block header, male pins</text:p>
          </table:table-cell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32-2093-ND</text:p>
          </table:table-cell>
          <table:table-cell table:style-name="ce72" office:value-type="float" office:value="1.39" calcext:value-type="float">
            <text:p>1,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10-691322310008</text:p>
          </table:table-cell>
          <table:table-cell table:style-name="ce72" office:value-type="float" office:value="1.4" calcext:value-type="float">
            <text:p>1,40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24-6661</text:p>
          </table:table-cell>
          <table:table-cell table:style-name="ce15" office:value-type="float" office:value="691322310008" calcext:value-type="float">
            <text:p>691322310008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15EDGRC3.81-08P</text:p>
          </table:table-cell>
          <table:table-cell table:style-name="ce46" office:value-type="float" office:value="0.6616" calcext:value-type="float">
            <text:p>0,662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42]" office:value-type="float" office:value="1" calcext:value-type="float">
            <text:p>1</text:p>
          </table:table-cell>
          <table:table-cell table:style-name="ce79" table:formula="of:=IF([.W42]&lt;&gt;&quot;&quot;;&quot;&quot;;[.B42])">
            <text:p/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6616" calcext:value-type="currency">
            <text:p>0,662 €</text:p>
          </table:table-cell>
          <table:table-cell table:style-name="ce116" table:formula="of:=[.B42]" office:value-type="float" office:value="1" calcext:value-type="float">
            <text:p>1</text:p>
          </table:table-cell>
          <table:table-cell table:style-name="ce133" table:formula="of:=[.Z42]*[.AA42]" office:value-type="float" office:value="0.6616" calcext:value-type="float">
            <text:p>0,662</text:p>
          </table:table-cell>
          <table:table-cell table:number-columns-repeated="996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P125-2214A0BS230A1</text:p>
          </table:table-cell>
          <table:table-cell table:style-name="ce24" office:value-type="string" calcext:value-type="string">
            <text:p><text:span text:style-name="T1">THT</text:span>; 28-pin 0.1” board-to-board (Producer: <text:span text:style-name="T2">DONG GUAN YLIES PRECISE CONNECTOR CO.,LTD</text:span>)</text:p>
          </table:table-cell>
          <table:table-cell table:style-name="ce167" office:value-type="string" calcext:value-type="string">
            <text:p>X2, X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43]" office:value-type="float" office:value="2" calcext:value-type="float">
            <text:p>2</text:p>
          </table:table-cell>
          <table:table-cell table:style-name="ce78" table:formula="of:=IF([.W43]&lt;&gt;&quot;&quot;;&quot;&quot;;[.B43])">
            <text:p/>
          </table:table-cell>
          <table:table-cell table:style-name="ce116"/>
          <table:table-cell table:style-name="ce122"/>
          <table:table-cell table:style-name="ce116"/>
          <table:table-cell table:style-name="ce268" office:value-type="string" calcext:value-type="string">
            <text:p>-</text:p>
          </table:table-cell>
          <table:table-cell table:number-columns-repeated="996"/>
        </table:table-row>
        <table:table-row table:style-name="ro5">
          <table:table-cell table:style-name="ce3" table:formula="of:=[.A43]+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SZ5230BT1G</text:p>
          </table:table-cell>
          <table:table-cell table:style-name="ce25" office:value-type="string" calcext:value-type="string">
            <text:p>SOD-123</text:p>
          </table:table-cell>
          <table:table-cell table:style-name="ce18" office:value-type="string" calcext:value-type="string">
            <text:p>ZD1</text:p>
          </table:table-cell>
          <table:table-cell table:style-name="ce18" office:value-type="string" calcext:value-type="string">
            <text:p>1431272</text:p>
          </table:table-cell>
          <table:table-cell table:style-name="ce25" office:value-type="string" calcext:value-type="string">
            <text:p>MMSZ5230BT1G</text:p>
          </table:table-cell>
          <table:table-cell table:style-name="ce46" office:value-type="float" office:value="0.177" calcext:value-type="float">
            <text:p>0,17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SZ5230BT1GOSCT-ND </text:p>
          </table:table-cell>
          <table:table-cell table:style-name="ce72" office:value-type="float" office:value="0.148" calcext:value-type="float">
            <text:p>0,1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SZ5230B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545-3033</text:p>
          </table:table-cell>
          <table:table-cell table:style-name="ce15" office:value-type="string" calcext:value-type="string">
            <text:p>MMSZ5230BT1G</text:p>
          </table:table-cell>
          <table:table-cell table:style-name="ce72" office:value-type="float" office:value="0.173" calcext:value-type="float">
            <text:p>0,173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MMSZ5230BT1G</text:p>
          </table:table-cell>
          <table:table-cell table:style-name="ce46" office:value-type="float" office:value="0.0326" calcext:value-type="float">
            <text:p>0,033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44]&lt;&gt;&quot;&quot;;&quot;&quot;;[.B44])" office:value-type="float" office:value="1" calcext:value-type="float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326" calcext:value-type="currency">
            <text:p>0,033 €</text:p>
          </table:table-cell>
          <table:table-cell table:style-name="ce116" table:formula="of:=[.B44]" office:value-type="float" office:value="1" calcext:value-type="float">
            <text:p>1</text:p>
          </table:table-cell>
          <table:table-cell table:style-name="ce133" table:formula="of:=[.Z44]*[.AA44]" office:value-type="float" office:value="0.0326" calcext:value-type="float">
            <text:p>0,033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 table:formula="of:=SUM([.W8:.W44])" office:value-type="float" office:value="13" calcext:value-type="float">
            <text:p>13</text:p>
          </table:table-cell>
          <table:table-cell table:style-name="ce110" table:formula="of:=SUM([.X8:.X44])" office:value-type="float" office:value="108" calcext:value-type="float">
            <text:p>108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44])" office:value-type="currency" office:currency="EUR" office:value="45.60999" calcext:value-type="currency">
            <text:p>45,61 €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6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2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N.C.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19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THT</text:p>
          </table:table-cell>
          <table:table-cell table:style-name="ce14" office:value-type="string" calcext:value-type="string">
            <text:p>C20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IC10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R-EU_R0805</text:p>
          </table:table-cell>
          <table:table-cell table:style-name="ce14" office:value-type="string" calcext:value-type="string">
            <text:p>R4, R9, R40, R41, R42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S1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/>
          <table:table-cell table:style-name="ce14" office:value-type="string" calcext:value-type="string">
            <text:p>XO1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 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KSS-10A</text:p>
          </table:table-cell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 calcext:value-type="string">
            <text:p>ZKSS-10A</text:p>
          </table:table-cell>
          <table:table-cell table:style-name="ce45" office:value-type="float" office:value="0.459" calcext:value-type="float">
            <text:p>0,45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459" calcext:value-type="currency">
            <text:p>0,459 €</text:p>
          </table:table-cell>
          <table:table-cell table:style-name="ce116" table:formula="of:=[.B57]" office:value-type="float" office:value="2" calcext:value-type="float">
            <text:p>2</text:p>
          </table:table-cell>
          <table:table-cell table:style-name="ce133" table:formula="of:=[.Z57]*[.AA57]" office:value-type="float" office:value="0.918" calcext:value-type="float">
            <text:p>0,918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ZKSS-1.25A </text:p>
          </table:table-cell>
          <table:table-cell table:style-name="ce25"/>
          <table:table-cell table:style-name="ce18" table:number-columns-repeated="2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 office:value-type="string" calcext:value-type="string">
            <text:p>ZKSS-1.25A </text:p>
          </table:table-cell>
          <table:table-cell table:style-name="ce46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/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312" calcext:value-type="currency">
            <text:p>0,312 €</text:p>
          </table:table-cell>
          <table:table-cell table:style-name="ce116" table:formula="of:=[.B58]" office:value-type="float" office:value="2" calcext:value-type="float">
            <text:p>2</text:p>
          </table:table-cell>
          <table:table-cell table:style-name="ce133" table:formula="of:=[.Z58]*[.AA58]" office:value-type="float" office:value="0.624" calcext:value-type="float">
            <text:p>0,624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JUMPER-2.0/R</text:p>
          </table:table-cell>
          <table:table-cell table:style-name="ce24"/>
          <table:table-cell table:style-name="ce14" office:value-type="string" calcext:value-type="string">
            <text:p>JP1, JP2, JP3, JP4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 calcext:value-type="string">
            <text:p>JUMPER-2.0/R</text:p>
          </table:table-cell>
          <table:table-cell table:style-name="ce45" office:value-type="float" office:value="0.04373" calcext:value-type="float">
            <text:p>0,044</text:p>
          </table:table-cell>
          <table:table-cell table:style-name="ce78" office:value-type="float" office:value="20" calcext:value-type="float">
            <text:p>20</text:p>
          </table:table-cell>
          <table:table-cell table:style-name="ce104"/>
          <table:table-cell table:style-name="ce78"/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04373" calcext:value-type="currency">
            <text:p>0,044 €</text:p>
          </table:table-cell>
          <table:table-cell table:style-name="ce116" table:formula="of:=[.B59]" office:value-type="float" office:value="4" calcext:value-type="float">
            <text:p>4</text:p>
          </table:table-cell>
          <table:table-cell table:style-name="ce133" table:formula="of:=[.Z59]*[.AA59]" office:value-type="float" office:value="0.17492" calcext:value-type="float">
            <text:p>0,17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691304100008</text:p>
          </table:table-cell>
          <table:table-cell table:style-name="ce25" office:value-type="string" calcext:value-type="string">
            <text:p>8-pin 3.81mm push-in connector</text:p>
          </table:table-cell>
          <table:table-cell table:style-name="ce18"/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77-12329-ND</text:p>
          </table:table-cell>
          <table:table-cell table:style-name="ce72" office:value-type="float" office:value="7.41" calcext:value-type="float">
            <text:p>7,4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748037</text:p>
          </table:table-cell>
          <table:table-cell table:style-name="ce72" office:value-type="float" office:value="7.44" calcext:value-type="float">
            <text:p>7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5-4361</text:p>
          </table:table-cell>
          <table:table-cell table:style-name="ce15" office:value-type="string" calcext:value-type="string">
            <text:p>691304100008</text:p>
          </table:table-cell>
          <table:table-cell table:style-name="ce72" office:value-type="float" office:value="8.9" calcext:value-type="float">
            <text:p>8,900</text:p>
          </table:table-cell>
          <table:table-cell table:style-name="ce79" office:value-type="float" office:value="1" calcext:value-type="float">
            <text:p>1</text:p>
          </table:table-cell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Digikey" calcext:value-type="string">
            <text:p>Digikey</text:p>
          </table:table-cell>
          <table:table-cell table:style-name="ce122" table:formula="of:=IF([.B60]&lt;&gt;&quot;&quot;;MIN([.H60];[.K60];[.N60];[.R60];[.U60]);&quot;&quot;)" office:value-type="currency" office:currency="EUR" office:value="7.41" calcext:value-type="currency">
            <text:p>7,410 €</text:p>
          </table:table-cell>
          <table:table-cell table:style-name="ce116" table:formula="of:=[.B60]" office:value-type="float" office:value="1" calcext:value-type="float">
            <text:p>1</text:p>
          </table:table-cell>
          <table:table-cell table:style-name="ce133" table:formula="of:=[.Z60]*[.AA60]" office:value-type="float" office:value="7.41" calcext:value-type="float">
            <text:p>7,410</text:p>
          </table:table-cell>
          <table:table-cell table:number-columns-repeated="996"/>
        </table:table-row>
        <table:table-row table:style-name="ro4">
          <table:table-cell table:style-name="ce3"/>
          <table:table-cell/>
          <table:table-cell table:style-name="ce14"/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4" table:formula="of:=SUM([.AB57:.AB60])" office:value-type="currency" office:currency="EUR" office:value="9.12692" calcext:value-type="currency">
            <text:p>9,13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7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41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 4-layer 141.5 x 68.5 mm</text:p>
          </table:table-cell>
          <table:table-cell table:style-name="ce24" office:value-type="string" calcext:value-type="string">
            <text:p>JLCPCB.com</text:p>
          </table:table-cell>
          <table:table-cell table:style-name="ce37" office:value-type="string" calcext:value-type="string">
            <text:p>-</text:p>
          </table:table-cell>
          <table:table-cell table:style-name="ce173" table:number-columns-spanned="19" table:number-rows-spanned="1"/>
          <table:covered-table-cell table:style-name="ce173"/>
          <table:covered-table-cell table:style-name="ce41"/>
          <table:covered-table-cell table:style-name="ce56"/>
          <table:covered-table-cell table:style-name="ce67"/>
          <table:covered-table-cell table:style-name="ce41"/>
          <table:covered-table-cell table:style-name="ce82"/>
          <table:covered-table-cell table:style-name="ce67"/>
          <table:covered-table-cell table:style-name="ce41"/>
          <table:covered-table-cell table:style-name="ce82"/>
          <table:covered-table-cell table:number-columns-repeated="2" table:style-name="ce67"/>
          <table:covered-table-cell table:style-name="ce41"/>
          <table:covered-table-cell table:style-name="ce92"/>
          <table:covered-table-cell table:style-name="ce173"/>
          <table:covered-table-cell table:style-name="ce41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(30.27+13.71)/5" office:value-type="currency" office:currency="EUR" office:value="8.796" calcext:value-type="currency">
            <text:p>8,796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64]*[.AA64]" office:value-type="float" office:value="8.796" calcext:value-type="float">
            <text:p>8,796</text:p>
          </table:table-cell>
          <table:table-cell table:number-columns-repeated="996"/>
        </table:table-row>
        <table:table-row table:style-name="ro6">
          <table:table-cell table:style-name="ce41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64:.AB64])" office:value-type="currency" office:currency="EUR" office:value="8.796" calcext:value-type="currency">
            <text:p>8,80 €</text:p>
          </table:table-cell>
          <table:table-cell table:number-columns-repeated="996"/>
        </table:table-row>
        <table:table-row table:style-name="ro7">
          <table:table-cell table:style-name="ce41"/>
          <table:table-cell table:style-name="ce12"/>
          <table:table-cell table:style-name="ce16"/>
          <table:table-cell table:style-name="ce27" office:value-type="string" calcext:value-type="string">
            <text:p>All prices are net prices (without VAT)</text:p>
          </table:table-cell>
          <table:table-cell table:style-name="ce19"/>
          <table:table-cell table:style-name="ce42" table:number-columns-repeated="2"/>
          <table:table-cell table:style-name="ce19"/>
          <table:table-cell table:style-name="ce57"/>
          <table:table-cell table:style-name="ce42"/>
          <table:table-cell table:style-name="ce19"/>
          <table:table-cell table:style-name="ce83"/>
          <table:table-cell table:style-name="ce42"/>
          <table:table-cell table:style-name="ce19"/>
          <table:table-cell table:style-name="ce83"/>
          <table:table-cell table:style-name="ce4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8">
          <table:table-cell table:style-name="ce41"/>
          <table:table-cell table:style-name="ce12"/>
          <table:table-cell table:style-name="ce19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9"/>
          <table:table-cell table:style-name="ce93"/>
          <table:table-cell table:style-name="ce42"/>
          <table:table-cell table:style-name="ce19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45]+[.AB65]+[.AB61]" office:value-type="currency" office:currency="EUR" office:value="63.53291" calcext:value-type="currency">
            <text:p>63,53 €</text:p>
          </table:table-cell>
          <table:table-cell table:number-columns-repeated="996"/>
        </table:table-row>
        <table:table-row table:style-name="ro5">
          <table:table-cell table:style-name="ce41"/>
          <table:table-cell table:style-name="ce12"/>
          <table:table-cell table:style-name="ce16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75" table:number-columns-repeated="2"/>
          <table:table-cell table:style-name="Default"/>
          <table:table-cell table:style-name="ce191"/>
          <table:table-cell table:style-name="ce162" table:number-columns-repeated="2"/>
          <table:table-cell table:style-name="ce216"/>
          <table:table-cell table:style-name="ce162" table:number-columns-repeated="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5"/>
          <table:covered-table-cell table:style-name="Default"/>
          <table:covered-table-cell table:style-name="ce191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 table:style-name="ce7"/>
          <table:table-cell table:style-name="ce12"/>
          <table:table-cell table:style-name="ce21"/>
          <table:table-cell table:style-name="ce162" office:value-type="string" calcext:value-type="string" table:number-columns-spanned="10" table:number-rows-spanned="1">
            <text:p>For small quantities, consider ordering specialized chips at store.ti.com for better prices and availability. 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/>
          <table:table-cell table:style-name="ce12"/>
          <table:table-cell table:style-name="ce22"/>
          <table:table-cell table:style-name="Default"/>
          <table:table-cell table:style-name="ce162"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153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1" table:number-rows-repeated="598">
          <table:table-cell table:number-columns-repeated="1024"/>
        </table:table-row>
        <table:table-row table:style-name="ro12" table:number-rows-repeated="18">
          <table:table-cell table:number-columns-repeated="1024"/>
        </table:table-row>
        <table:table-row table:style-name="ro11" table:number-rows-repeated="29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1" table:number-rows-repeated="2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27:'EEZ PSU consolidated BOM'.AMJ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0112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2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2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 style:data-style-name="N2" text:time-value="18:25:53.645406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FE1 BOM (r1B5, 2021-05-1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5-14T18:35:13.978618234</dc:date>
    <meta:editing-cycles>3149</meta:editing-cycles>
    <meta:editing-duration>P15DT5H43M40S</meta:editing-duration>
    <meta:generator>LibreOffice/6.4.7.2$Linux_X86_64 LibreOffice_project/639b8ac485750d5696d7590a72ef1b496725cfb5</meta:generator>
    <meta:document-statistic meta:table-count="1" meta:cell-count="1155" meta:object-count="0"/>
  </office:meta>
</office:document-meta>
</file>